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1cm" svg:height="8.987cm" svg:x="33.969cm" svg:y="4.823cm">
            <draw:object draw:notify-on-update-of-ranges="Sheet1.L8:Sheet1.L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 table:number-rows-repeated="6">
          <table:table-cell table:number-columns-repeated="30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8.2" calcext:value-type="float">
            <text:p>118.2</text:p>
          </table:table-cell>
          <table:table-cell office:value-type="float" office:value="155.8" calcext:value-type="float">
            <text:p>155.8</text:p>
          </table:table-cell>
          <table:table-cell office:value-type="float" office:value="194.2" calcext:value-type="float">
            <text:p>194.2</text:p>
          </table:table-cell>
          <table:table-cell office:value-type="float" office:value="246.1" calcext:value-type="float">
            <text:p>246.1</text:p>
          </table:table-cell>
          <table:table-cell office:value-type="float" office:value="279.3" calcext:value-type="float">
            <text:p>279.3</text:p>
          </table:table-cell>
          <table:table-cell office:value-type="float" office:value="332.2" calcext:value-type="float">
            <text:p>332.2</text:p>
          </table:table-cell>
          <table:table-cell office:value-type="float" office:value="383.2" calcext:value-type="float">
            <text:p>383.2</text:p>
          </table:table-cell>
          <table:table-cell office:value-type="float" office:value="447.7" calcext:value-type="float">
            <text:p>447.7</text:p>
          </table:table-cell>
          <table:table-cell office:value-type="float" office:value="508.8" calcext:value-type="float">
            <text:p>508.8</text:p>
          </table:table-cell>
          <table:table-cell office:value-type="float" office:value="722.8" calcext:value-type="float">
            <text:p>722.8</text:p>
          </table:table-cell>
          <table:table-cell office:value-type="float" office:value="338.8" calcext:value-type="float">
            <text:p>338.8</text:p>
          </table:table-cell>
          <table:table-cell table:number-columns-repeated="18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Excel_5f_BuiltIn_5f_Comma" office:value-type="float" office:value="123.0538" calcext:value-type="float">
            <text:p>123.05</text:p>
          </table:table-cell>
          <table:table-cell table:style-name="Excel_5f_BuiltIn_5f_Comma" office:value-type="float" office:value="154.4615" calcext:value-type="float">
            <text:p>154.46</text:p>
          </table:table-cell>
          <table:table-cell table:style-name="Excel_5f_BuiltIn_5f_Comma" office:value-type="float" office:value="196.9104" calcext:value-type="float">
            <text:p>196.91</text:p>
          </table:table-cell>
          <table:table-cell table:style-name="Excel_5f_BuiltIn_5f_Comma" office:value-type="float" office:value="258.2758" calcext:value-type="float">
            <text:p>258.28</text:p>
          </table:table-cell>
          <table:table-cell table:style-name="Excel_5f_BuiltIn_5f_Comma" office:value-type="float" office:value="292.2768" calcext:value-type="float">
            <text:p>292.28</text:p>
          </table:table-cell>
          <table:table-cell table:style-name="Excel_5f_BuiltIn_5f_Comma" office:value-type="float" office:value="341.8334" calcext:value-type="float">
            <text:p>341.83</text:p>
          </table:table-cell>
          <table:table-cell table:style-name="Excel_5f_BuiltIn_5f_Comma" office:value-type="float" office:value="392.2872" calcext:value-type="float">
            <text:p>392.29</text:p>
          </table:table-cell>
          <table:table-cell table:style-name="Excel_5f_BuiltIn_5f_Comma" office:value-type="float" office:value="454.0531" calcext:value-type="float">
            <text:p>454.05</text:p>
          </table:table-cell>
          <table:table-cell table:style-name="Excel_5f_BuiltIn_5f_Comma" office:value-type="float" office:value="535.1514" calcext:value-type="float">
            <text:p>535.15</text:p>
          </table:table-cell>
          <table:table-cell table:style-name="Excel_5f_BuiltIn_5f_Comma" office:value-type="float" office:value="734.8795" calcext:value-type="float">
            <text:p>734.88</text:p>
          </table:table-cell>
          <table:table-cell table:style-name="Excel_5f_BuiltIn_5f_Comma" office:value-type="float" office:value="348.2715" calcext:value-type="float">
            <text:p>348.27</text:p>
          </table:table-cell>
          <table:table-cell table:number-columns-repeated="9"/>
          <table:table-cell table:style-name="Excel_5f_BuiltIn_5f_Comma" table:number-columns-repeated="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Excel_5f_BuiltIn_5f_Comma" office:value-type="float" office:value="139.6091" calcext:value-type="float">
            <text:p>139.61</text:p>
          </table:table-cell>
          <table:table-cell table:style-name="Excel_5f_BuiltIn_5f_Comma" office:value-type="float" office:value="173.3052" calcext:value-type="float">
            <text:p>173.31</text:p>
          </table:table-cell>
          <table:table-cell table:style-name="Excel_5f_BuiltIn_5f_Comma" office:value-type="float" office:value="224.2085" calcext:value-type="float">
            <text:p>224.21</text:p>
          </table:table-cell>
          <table:table-cell table:style-name="Excel_5f_BuiltIn_5f_Comma" office:value-type="float" office:value="298.3258" calcext:value-type="float">
            <text:p>298.33</text:p>
          </table:table-cell>
          <table:table-cell table:style-name="Excel_5f_BuiltIn_5f_Comma" office:value-type="float" office:value="361.6811" calcext:value-type="float">
            <text:p>361.68</text:p>
          </table:table-cell>
          <table:table-cell table:style-name="Excel_5f_BuiltIn_5f_Comma" office:value-type="float" office:value="411.4187" calcext:value-type="float">
            <text:p>411.42</text:p>
          </table:table-cell>
          <table:table-cell table:style-name="Excel_5f_BuiltIn_5f_Comma" office:value-type="float" office:value="478.6117" calcext:value-type="float">
            <text:p>478.61</text:p>
          </table:table-cell>
          <table:table-cell table:style-name="Excel_5f_BuiltIn_5f_Comma" office:value-type="float" office:value="557.2138" calcext:value-type="float">
            <text:p>557.21</text:p>
          </table:table-cell>
          <table:table-cell table:style-name="Excel_5f_BuiltIn_5f_Comma" office:value-type="float" office:value="632.2954" calcext:value-type="float">
            <text:p>632.30</text:p>
          </table:table-cell>
          <table:table-cell table:style-name="Excel_5f_BuiltIn_5f_Comma" office:value-type="float" office:value="904.9951" calcext:value-type="float">
            <text:p>905.00</text:p>
          </table:table-cell>
          <table:table-cell table:style-name="Excel_5f_BuiltIn_5f_Comma" office:value-type="float" office:value="418.1252" calcext:value-type="float">
            <text:p>418.13</text:p>
          </table:table-cell>
          <table:table-cell/>
          <table:table-cell table:style-name="Excel_5f_BuiltIn_5f_Comma"/>
          <table:table-cell/>
          <table:table-cell table:style-name="Excel_5f_BuiltIn_5f_Comma"/>
          <table:table-cell/>
          <table:table-cell table:style-name="Excel_5f_BuiltIn_5f_Comma"/>
          <table:table-cell/>
          <table:table-cell table:style-name="Excel_5f_BuiltIn_5f_Comma"/>
          <table:table-cell table:number-columns-repeated="10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Excel_5f_BuiltIn_5f_Comma" office:value-type="float" office:value="147.3094" calcext:value-type="float">
            <text:p>147.31</text:p>
          </table:table-cell>
          <table:table-cell table:style-name="Excel_5f_BuiltIn_5f_Comma" office:value-type="float" office:value="178.3232" calcext:value-type="float">
            <text:p>178.32</text:p>
          </table:table-cell>
          <table:table-cell table:style-name="Excel_5f_BuiltIn_5f_Comma" office:value-type="float" office:value="248.7436" calcext:value-type="float">
            <text:p>248.74</text:p>
          </table:table-cell>
          <table:table-cell table:style-name="Excel_5f_BuiltIn_5f_Comma" office:value-type="float" office:value="312.875" calcext:value-type="float">
            <text:p>312.88</text:p>
          </table:table-cell>
          <table:table-cell table:style-name="Excel_5f_BuiltIn_5f_Comma" office:value-type="float" office:value="373.3117" calcext:value-type="float">
            <text:p>373.31</text:p>
          </table:table-cell>
          <table:table-cell table:style-name="Excel_5f_BuiltIn_5f_Comma" office:value-type="float" office:value="435.8261" calcext:value-type="float">
            <text:p>435.83</text:p>
          </table:table-cell>
          <table:table-cell table:style-name="Excel_5f_BuiltIn_5f_Comma" office:value-type="float" office:value="489.683" calcext:value-type="float">
            <text:p>489.68</text:p>
          </table:table-cell>
          <table:table-cell table:style-name="Excel_5f_BuiltIn_5f_Comma" office:value-type="float" office:value="568.3113" calcext:value-type="float">
            <text:p>568.31</text:p>
          </table:table-cell>
          <table:table-cell table:style-name="Excel_5f_BuiltIn_5f_Comma" office:value-type="float" office:value="664.6933" calcext:value-type="float">
            <text:p>664.69</text:p>
          </table:table-cell>
          <table:table-cell table:style-name="Excel_5f_BuiltIn_5f_Comma" office:value-type="float" office:value="925.6625" calcext:value-type="float">
            <text:p>925.66</text:p>
          </table:table-cell>
          <table:table-cell table:style-name="Excel_5f_BuiltIn_5f_Comma" office:value-type="float" office:value="434.4268" calcext:value-type="float">
            <text:p>434.43</text:p>
          </table:table-cell>
          <table:table-cell table:style-name="Excel_5f_BuiltIn_5f_Comma"/>
          <table:table-cell/>
          <table:table-cell table:style-name="Excel_5f_BuiltIn_5f_Comma"/>
          <table:table-cell table:number-columns-repeated="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Excel_5f_BuiltIn_5f_Comma" office:value-type="float" office:value="141.0501" calcext:value-type="float">
            <text:p>141.05</text:p>
          </table:table-cell>
          <table:table-cell table:style-name="Excel_5f_BuiltIn_5f_Comma" office:value-type="float" office:value="159.9235" calcext:value-type="float">
            <text:p>159.92</text:p>
          </table:table-cell>
          <table:table-cell table:style-name="Excel_5f_BuiltIn_5f_Comma" office:value-type="float" office:value="232.6638" calcext:value-type="float">
            <text:p>232.66</text:p>
          </table:table-cell>
          <table:table-cell table:style-name="Excel_5f_BuiltIn_5f_Comma" office:value-type="float" office:value="260.7049" calcext:value-type="float">
            <text:p>260.70</text:p>
          </table:table-cell>
          <table:table-cell table:style-name="Excel_5f_BuiltIn_5f_Comma" office:value-type="float" office:value="303.0762" calcext:value-type="float">
            <text:p>303.08</text:p>
          </table:table-cell>
          <table:table-cell table:style-name="Excel_5f_BuiltIn_5f_Comma" office:value-type="float" office:value="361.59" calcext:value-type="float">
            <text:p>361.59</text:p>
          </table:table-cell>
          <table:table-cell table:style-name="Excel_5f_BuiltIn_5f_Comma" office:value-type="float" office:value="398.9134" calcext:value-type="float">
            <text:p>398.91</text:p>
          </table:table-cell>
          <table:table-cell table:style-name="Excel_5f_BuiltIn_5f_Comma" office:value-type="float" office:value="478.8116" calcext:value-type="float">
            <text:p>478.81</text:p>
          </table:table-cell>
          <table:table-cell table:style-name="Excel_5f_BuiltIn_5f_Comma" office:value-type="float" office:value="553.5366" calcext:value-type="float">
            <text:p>553.54</text:p>
          </table:table-cell>
          <table:table-cell table:style-name="Excel_5f_BuiltIn_5f_Comma" office:value-type="float" office:value="785.8031" calcext:value-type="float">
            <text:p>785.80</text:p>
          </table:table-cell>
          <table:table-cell table:style-name="Excel_5f_BuiltIn_5f_Comma" office:value-type="float" office:value="367.5761" calcext:value-type="float">
            <text:p>367.58</text:p>
          </table:table-cell>
          <table:table-cell table:number-columns-repeated="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Excel_5f_BuiltIn_5f_Comma" office:value-type="float" office:value="139.9525" calcext:value-type="float">
            <text:p>139.95</text:p>
          </table:table-cell>
          <table:table-cell table:style-name="Excel_5f_BuiltIn_5f_Comma" office:value-type="float" office:value="177.3968" calcext:value-type="float">
            <text:p>177.40</text:p>
          </table:table-cell>
          <table:table-cell table:style-name="Excel_5f_BuiltIn_5f_Comma" office:value-type="float" office:value="240.895" calcext:value-type="float">
            <text:p>240.90</text:p>
          </table:table-cell>
          <table:table-cell table:style-name="Excel_5f_BuiltIn_5f_Comma" office:value-type="float" office:value="278.3624" calcext:value-type="float">
            <text:p>278.36</text:p>
          </table:table-cell>
          <table:table-cell table:style-name="Excel_5f_BuiltIn_5f_Comma" office:value-type="float" office:value="319.6155" calcext:value-type="float">
            <text:p>319.62</text:p>
          </table:table-cell>
          <table:table-cell table:style-name="Excel_5f_BuiltIn_5f_Comma" office:value-type="float" office:value="365.1799" calcext:value-type="float">
            <text:p>365.18</text:p>
          </table:table-cell>
          <table:table-cell table:style-name="Excel_5f_BuiltIn_5f_Comma" office:value-type="float" office:value="417.8765" calcext:value-type="float">
            <text:p>417.88</text:p>
          </table:table-cell>
          <table:table-cell table:style-name="Excel_5f_BuiltIn_5f_Comma" office:value-type="float" office:value="495.1488" calcext:value-type="float">
            <text:p>495.15</text:p>
          </table:table-cell>
          <table:table-cell table:style-name="Excel_5f_BuiltIn_5f_Comma" office:value-type="float" office:value="575.7863" calcext:value-type="float">
            <text:p>575.79</text:p>
          </table:table-cell>
          <table:table-cell table:style-name="Excel_5f_BuiltIn_5f_Comma" office:value-type="float" office:value="772.7908" calcext:value-type="float">
            <text:p>772.79</text:p>
          </table:table-cell>
          <table:table-cell table:style-name="Excel_5f_BuiltIn_5f_Comma" office:value-type="float" office:value="378.3003" calcext:value-type="float">
            <text:p>378.30</text:p>
          </table:table-cell>
          <table:table-cell table:number-columns-repeated="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Excel_5f_BuiltIn_5f_Comma" office:value-type="float" office:value="172.3813" calcext:value-type="float">
            <text:p>172.38</text:p>
          </table:table-cell>
          <table:table-cell table:style-name="Excel_5f_BuiltIn_5f_Comma" office:value-type="float" office:value="195.3752" calcext:value-type="float">
            <text:p>195.38</text:p>
          </table:table-cell>
          <table:table-cell table:style-name="Excel_5f_BuiltIn_5f_Comma" office:value-type="float" office:value="260.3527" calcext:value-type="float">
            <text:p>260.35</text:p>
          </table:table-cell>
          <table:table-cell table:style-name="Excel_5f_BuiltIn_5f_Comma" office:value-type="float" office:value="327.1607" calcext:value-type="float">
            <text:p>327.16</text:p>
          </table:table-cell>
          <table:table-cell table:style-name="Excel_5f_BuiltIn_5f_Comma" office:value-type="float" office:value="392.2826" calcext:value-type="float">
            <text:p>392.28</text:p>
          </table:table-cell>
          <table:table-cell table:style-name="Excel_5f_BuiltIn_5f_Comma" office:value-type="float" office:value="458.7994" calcext:value-type="float">
            <text:p>458.80</text:p>
          </table:table-cell>
          <table:table-cell table:style-name="Excel_5f_BuiltIn_5f_Comma" office:value-type="float" office:value="506.5405" calcext:value-type="float">
            <text:p>506.54</text:p>
          </table:table-cell>
          <table:table-cell table:style-name="Excel_5f_BuiltIn_5f_Comma" office:value-type="float" office:value="598.8046" calcext:value-type="float">
            <text:p>598.80</text:p>
          </table:table-cell>
          <table:table-cell table:style-name="Excel_5f_BuiltIn_5f_Comma" office:value-type="float" office:value="693.8452" calcext:value-type="float">
            <text:p>693.85</text:p>
          </table:table-cell>
          <table:table-cell table:style-name="Excel_5f_BuiltIn_5f_Comma" office:value-type="float" office:value="986.7263" calcext:value-type="float">
            <text:p>986.73</text:p>
          </table:table-cell>
          <table:table-cell table:style-name="Excel_5f_BuiltIn_5f_Comma" office:value-type="float" office:value="459.1633" calcext:value-type="float">
            <text:p>459.16</text:p>
          </table:table-cell>
          <table:table-cell table:number-columns-repeated="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Excel_5f_BuiltIn_5f_Comma" office:value-type="float" office:value="153.7" calcext:value-type="float">
            <text:p>153.70</text:p>
          </table:table-cell>
          <table:table-cell table:style-name="Excel_5f_BuiltIn_5f_Comma" office:value-type="float" office:value="200" calcext:value-type="float">
            <text:p>200.00</text:p>
          </table:table-cell>
          <table:table-cell table:style-name="Excel_5f_BuiltIn_5f_Comma" office:value-type="float" office:value="257.1" calcext:value-type="float">
            <text:p>257.10</text:p>
          </table:table-cell>
          <table:table-cell table:style-name="Excel_5f_BuiltIn_5f_Comma" office:value-type="float" office:value="330.1" calcext:value-type="float">
            <text:p>330.10</text:p>
          </table:table-cell>
          <table:table-cell table:style-name="Excel_5f_BuiltIn_5f_Comma" office:value-type="float" office:value="393" calcext:value-type="float">
            <text:p>393.00</text:p>
          </table:table-cell>
          <table:table-cell table:style-name="Excel_5f_BuiltIn_5f_Comma" office:value-type="float" office:value="459.2" calcext:value-type="float">
            <text:p>459.20</text:p>
          </table:table-cell>
          <table:table-cell table:style-name="Excel_5f_BuiltIn_5f_Comma" office:value-type="float" office:value="536.7" calcext:value-type="float">
            <text:p>536.70</text:p>
          </table:table-cell>
          <table:table-cell table:style-name="Excel_5f_BuiltIn_5f_Comma" office:value-type="float" office:value="625.7" calcext:value-type="float">
            <text:p>625.70</text:p>
          </table:table-cell>
          <table:table-cell table:style-name="Excel_5f_BuiltIn_5f_Comma" office:value-type="float" office:value="710.4" calcext:value-type="float">
            <text:p>710.40</text:p>
          </table:table-cell>
          <table:table-cell table:style-name="Excel_5f_BuiltIn_5f_Comma" office:value-type="float" office:value="1044.9" calcext:value-type="float">
            <text:p>1,044.90</text:p>
          </table:table-cell>
          <table:table-cell table:style-name="Excel_5f_BuiltIn_5f_Comma" office:value-type="float" office:value="471" calcext:value-type="float">
            <text:p>471.00</text:p>
          </table:table-cell>
          <table:table-cell table:number-columns-repeated="18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Excel_5f_BuiltIn_5f_Comma" office:value-type="float" office:value="146.7" calcext:value-type="float">
            <text:p>146.70</text:p>
          </table:table-cell>
          <table:table-cell table:style-name="Excel_5f_BuiltIn_5f_Comma" office:value-type="float" office:value="191.1" calcext:value-type="float">
            <text:p>191.10</text:p>
          </table:table-cell>
          <table:table-cell table:style-name="Excel_5f_BuiltIn_5f_Comma" office:value-type="float" office:value="248.5" calcext:value-type="float">
            <text:p>248.50</text:p>
          </table:table-cell>
          <table:table-cell table:style-name="Excel_5f_BuiltIn_5f_Comma" office:value-type="float" office:value="289.8" calcext:value-type="float">
            <text:p>289.80</text:p>
          </table:table-cell>
          <table:table-cell table:style-name="Excel_5f_BuiltIn_5f_Comma" office:value-type="float" office:value="333.8" calcext:value-type="float">
            <text:p>333.80</text:p>
          </table:table-cell>
          <table:table-cell table:style-name="Excel_5f_BuiltIn_5f_Comma" office:value-type="float" office:value="368.3" calcext:value-type="float">
            <text:p>368.30</text:p>
          </table:table-cell>
          <table:table-cell table:style-name="Excel_5f_BuiltIn_5f_Comma" office:value-type="float" office:value="500.5" calcext:value-type="float">
            <text:p>500.50</text:p>
          </table:table-cell>
          <table:table-cell table:style-name="Excel_5f_BuiltIn_5f_Comma" office:value-type="float" office:value="581.2" calcext:value-type="float">
            <text:p>581.20</text:p>
          </table:table-cell>
          <table:table-cell table:style-name="Excel_5f_BuiltIn_5f_Comma" office:value-type="float" office:value="666.4" calcext:value-type="float">
            <text:p>666.40</text:p>
          </table:table-cell>
          <table:table-cell table:style-name="Excel_5f_BuiltIn_5f_Comma" office:value-type="float" office:value="992.1" calcext:value-type="float">
            <text:p>992.10</text:p>
          </table:table-cell>
          <table:table-cell table:style-name="Excel_5f_BuiltIn_5f_Comma" office:value-type="float" office:value="455" calcext:value-type="float">
            <text:p>455.00</text:p>
          </table:table-cell>
          <table:table-cell table:number-columns-repeated="18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Excel_5f_BuiltIn_5f_Comma" office:value-type="float" office:value="185.6" calcext:value-type="float">
            <text:p>185.60</text:p>
          </table:table-cell>
          <table:table-cell table:style-name="Excel_5f_BuiltIn_5f_Comma" office:value-type="float" office:value="214.8" calcext:value-type="float">
            <text:p>214.80</text:p>
          </table:table-cell>
          <table:table-cell table:style-name="Excel_5f_BuiltIn_5f_Comma" office:value-type="float" office:value="272.7" calcext:value-type="float">
            <text:p>272.70</text:p>
          </table:table-cell>
          <table:table-cell table:style-name="Excel_5f_BuiltIn_5f_Comma" office:value-type="float" office:value="344.4" calcext:value-type="float">
            <text:p>344.40</text:p>
          </table:table-cell>
          <table:table-cell table:style-name="Excel_5f_BuiltIn_5f_Comma" office:value-type="float" office:value="400" calcext:value-type="float">
            <text:p>400.00</text:p>
          </table:table-cell>
          <table:table-cell table:style-name="Excel_5f_BuiltIn_5f_Comma" office:value-type="float" office:value="458.8" calcext:value-type="float">
            <text:p>458.80</text:p>
          </table:table-cell>
          <table:table-cell table:style-name="Excel_5f_BuiltIn_5f_Comma" office:value-type="float" office:value="531.3" calcext:value-type="float">
            <text:p>531.30</text:p>
          </table:table-cell>
          <table:table-cell table:style-name="Excel_5f_BuiltIn_5f_Comma" office:value-type="float" office:value="590.8" calcext:value-type="float">
            <text:p>590.80</text:p>
          </table:table-cell>
          <table:table-cell table:style-name="Excel_5f_BuiltIn_5f_Comma" office:value-type="float" office:value="720.7" calcext:value-type="float">
            <text:p>720.70</text:p>
          </table:table-cell>
          <table:table-cell table:style-name="Excel_5f_BuiltIn_5f_Comma" office:value-type="float" office:value="1018.5" calcext:value-type="float">
            <text:p>1,018.50</text:p>
          </table:table-cell>
          <table:table-cell table:style-name="Excel_5f_BuiltIn_5f_Comma" office:value-type="float" office:value="473.6" calcext:value-type="float">
            <text:p>473.60</text:p>
          </table:table-cell>
          <table:table-cell table:number-columns-repeated="18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Excel_5f_BuiltIn_5f_Comma" office:value-type="float" office:value="177.1" calcext:value-type="float">
            <text:p>177.10</text:p>
          </table:table-cell>
          <table:table-cell table:style-name="Excel_5f_BuiltIn_5f_Comma" office:value-type="float" office:value="219.3" calcext:value-type="float">
            <text:p>219.30</text:p>
          </table:table-cell>
          <table:table-cell table:style-name="Excel_5f_BuiltIn_5f_Comma" office:value-type="float" office:value="292" calcext:value-type="float">
            <text:p>292.00</text:p>
          </table:table-cell>
          <table:table-cell table:style-name="Excel_5f_BuiltIn_5f_Comma" office:value-type="float" office:value="355.7" calcext:value-type="float">
            <text:p>355.70</text:p>
          </table:table-cell>
          <table:table-cell table:style-name="Excel_5f_BuiltIn_5f_Comma" office:value-type="float" office:value="414.6" calcext:value-type="float">
            <text:p>414.60</text:p>
          </table:table-cell>
          <table:table-cell table:style-name="Excel_5f_BuiltIn_5f_Comma" office:value-type="float" office:value="474.7" calcext:value-type="float">
            <text:p>474.70</text:p>
          </table:table-cell>
          <table:table-cell table:style-name="Excel_5f_BuiltIn_5f_Comma" office:value-type="float" office:value="538.2" calcext:value-type="float">
            <text:p>538.20</text:p>
          </table:table-cell>
          <table:table-cell table:style-name="Excel_5f_BuiltIn_5f_Comma" office:value-type="float" office:value="609" calcext:value-type="float">
            <text:p>609.00</text:p>
          </table:table-cell>
          <table:table-cell table:style-name="Excel_5f_BuiltIn_5f_Comma" office:value-type="float" office:value="746.5" calcext:value-type="float">
            <text:p>746.50</text:p>
          </table:table-cell>
          <table:table-cell table:style-name="Excel_5f_BuiltIn_5f_Comma" office:value-type="float" office:value="1010.2" calcext:value-type="float">
            <text:p>1,010.20</text:p>
          </table:table-cell>
          <table:table-cell table:style-name="Excel_5f_BuiltIn_5f_Comma" office:value-type="float" office:value="483.6" calcext:value-type="float">
            <text:p>483.60</text:p>
          </table:table-cell>
          <table:table-cell table:number-columns-repeated="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Excel_5f_BuiltIn_5f_Comma" office:value-type="float" office:value="189.3" calcext:value-type="float">
            <text:p>189.30</text:p>
          </table:table-cell>
          <table:table-cell table:style-name="Excel_5f_BuiltIn_5f_Comma" office:value-type="float" office:value="220.9" calcext:value-type="float">
            <text:p>220.90</text:p>
          </table:table-cell>
          <table:table-cell table:style-name="Excel_5f_BuiltIn_5f_Comma" office:value-type="float" office:value="287.6" calcext:value-type="float">
            <text:p>287.60</text:p>
          </table:table-cell>
          <table:table-cell table:style-name="Excel_5f_BuiltIn_5f_Comma" office:value-type="float" office:value="362.1" calcext:value-type="float">
            <text:p>362.10</text:p>
          </table:table-cell>
          <table:table-cell table:style-name="Excel_5f_BuiltIn_5f_Comma" office:value-type="float" office:value="422.6" calcext:value-type="float">
            <text:p>422.60</text:p>
          </table:table-cell>
          <table:table-cell table:style-name="Excel_5f_BuiltIn_5f_Comma" office:value-type="float" office:value="477.9" calcext:value-type="float">
            <text:p>477.90</text:p>
          </table:table-cell>
          <table:table-cell table:style-name="Excel_5f_BuiltIn_5f_Comma" office:value-type="float" office:value="528.5" calcext:value-type="float">
            <text:p>528.50</text:p>
          </table:table-cell>
          <table:table-cell table:style-name="Excel_5f_BuiltIn_5f_Comma" office:value-type="float" office:value="628.2" calcext:value-type="float">
            <text:p>628.20</text:p>
          </table:table-cell>
          <table:table-cell table:style-name="Excel_5f_BuiltIn_5f_Comma" office:value-type="float" office:value="707.1" calcext:value-type="float">
            <text:p>707.10</text:p>
          </table:table-cell>
          <table:table-cell table:style-name="Excel_5f_BuiltIn_5f_Comma" office:value-type="float" office:value="1065.6" calcext:value-type="float">
            <text:p>1,065.60</text:p>
          </table:table-cell>
          <table:table-cell table:style-name="Excel_5f_BuiltIn_5f_Comma" office:value-type="float" office:value="489" calcext:value-type="float">
            <text:p>489.00</text:p>
          </table:table-cell>
          <table:table-cell table:number-columns-repeated="18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Excel_5f_BuiltIn_5f_Comma" office:value-type="float" office:value="189.8" calcext:value-type="float">
            <text:p>189.80</text:p>
          </table:table-cell>
          <table:table-cell table:style-name="Excel_5f_BuiltIn_5f_Comma" office:value-type="float" office:value="228.6" calcext:value-type="float">
            <text:p>228.60</text:p>
          </table:table-cell>
          <table:table-cell table:style-name="Excel_5f_BuiltIn_5f_Comma" office:value-type="float" office:value="314.8" calcext:value-type="float">
            <text:p>314.80</text:p>
          </table:table-cell>
          <table:table-cell table:style-name="Excel_5f_BuiltIn_5f_Comma" office:value-type="float" office:value="378" calcext:value-type="float">
            <text:p>378.00</text:p>
          </table:table-cell>
          <table:table-cell table:style-name="Excel_5f_BuiltIn_5f_Comma" office:value-type="float" office:value="440.9" calcext:value-type="float">
            <text:p>440.90</text:p>
          </table:table-cell>
          <table:table-cell table:style-name="Excel_5f_BuiltIn_5f_Comma" office:value-type="float" office:value="515.5" calcext:value-type="float">
            <text:p>515.50</text:p>
          </table:table-cell>
          <table:table-cell table:style-name="Excel_5f_BuiltIn_5f_Comma" office:value-type="float" office:value="573.5" calcext:value-type="float">
            <text:p>573.50</text:p>
          </table:table-cell>
          <table:table-cell table:style-name="Excel_5f_BuiltIn_5f_Comma" office:value-type="float" office:value="651.9" calcext:value-type="float">
            <text:p>651.90</text:p>
          </table:table-cell>
          <table:table-cell table:style-name="Excel_5f_BuiltIn_5f_Comma" office:value-type="float" office:value="761.7" calcext:value-type="float">
            <text:p>761.70</text:p>
          </table:table-cell>
          <table:table-cell table:style-name="Excel_5f_BuiltIn_5f_Comma" office:value-type="float" office:value="1119.5" calcext:value-type="float">
            <text:p>1,119.50</text:p>
          </table:table-cell>
          <table:table-cell table:style-name="Excel_5f_BuiltIn_5f_Comma" office:value-type="float" office:value="517.3" calcext:value-type="float">
            <text:p>517.30</text:p>
          </table:table-cell>
          <table:table-cell table:number-columns-repeated="18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Excel_5f_BuiltIn_5f_Comma" office:value-type="float" office:value="188.5" calcext:value-type="float">
            <text:p>188.50</text:p>
          </table:table-cell>
          <table:table-cell table:style-name="Excel_5f_BuiltIn_5f_Comma" office:value-type="float" office:value="248.3" calcext:value-type="float">
            <text:p>248.30</text:p>
          </table:table-cell>
          <table:table-cell table:style-name="Excel_5f_BuiltIn_5f_Comma" office:value-type="float" office:value="321.2" calcext:value-type="float">
            <text:p>321.20</text:p>
          </table:table-cell>
          <table:table-cell table:style-name="Excel_5f_BuiltIn_5f_Comma" office:value-type="float" office:value="372.5" calcext:value-type="float">
            <text:p>372.50</text:p>
          </table:table-cell>
          <table:table-cell table:style-name="Excel_5f_BuiltIn_5f_Comma" office:value-type="float" office:value="456.2" calcext:value-type="float">
            <text:p>456.20</text:p>
          </table:table-cell>
          <table:table-cell table:style-name="Excel_5f_BuiltIn_5f_Comma" office:value-type="float" office:value="516" calcext:value-type="float">
            <text:p>516.00</text:p>
          </table:table-cell>
          <table:table-cell table:style-name="Excel_5f_BuiltIn_5f_Comma" office:value-type="float" office:value="601" calcext:value-type="float">
            <text:p>601.00</text:p>
          </table:table-cell>
          <table:table-cell table:style-name="Excel_5f_BuiltIn_5f_Comma" office:value-type="float" office:value="689.3" calcext:value-type="float">
            <text:p>689.30</text:p>
          </table:table-cell>
          <table:table-cell table:style-name="Excel_5f_BuiltIn_5f_Comma" office:value-type="float" office:value="778" calcext:value-type="float">
            <text:p>778.00</text:p>
          </table:table-cell>
          <table:table-cell table:style-name="Excel_5f_BuiltIn_5f_Comma" office:value-type="float" office:value="1143.4" calcext:value-type="float">
            <text:p>1,143.40</text:p>
          </table:table-cell>
          <table:table-cell table:style-name="Excel_5f_BuiltIn_5f_Comma" office:value-type="float" office:value="531.3" calcext:value-type="float">
            <text:p>531.30</text:p>
          </table:table-cell>
          <table:table-cell table:number-columns-repeated="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1.2" calcext:value-type="float">
            <text:p>171.2</text:p>
          </table:table-cell>
          <table:table-cell office:value-type="float" office:value="226.2" calcext:value-type="float">
            <text:p>226.2</text:p>
          </table:table-cell>
          <table:table-cell office:value-type="float" office:value="287.4" calcext:value-type="float">
            <text:p>287.4</text:p>
          </table:table-cell>
          <table:table-cell office:value-type="float" office:value="331.8" calcext:value-type="float">
            <text:p>331.8</text:p>
          </table:table-cell>
          <table:table-cell office:value-type="float" office:value="403.8" calcext:value-type="float">
            <text:p>403.8</text:p>
          </table:table-cell>
          <table:table-cell office:value-type="float" office:value="454.9" calcext:value-type="float">
            <text:p>454.9</text:p>
          </table:table-cell>
          <table:table-cell office:value-type="float" office:value="521.1" calcext:value-type="float">
            <text:p>521.1</text:p>
          </table:table-cell>
          <table:table-cell office:value-type="float" office:value="574.4" calcext:value-type="float">
            <text:p>574.4</text:p>
          </table:table-cell>
          <table:table-cell office:value-type="float" office:value="664" calcext:value-type="float">
            <text:p>664</text:p>
          </table:table-cell>
          <table:table-cell office:value-type="float" office:value="970.5" calcext:value-type="float">
            <text:p>970.5</text:p>
          </table:table-cell>
          <table:table-cell office:value-type="float" office:value="460.5" calcext:value-type="float">
            <text:p>460.5</text:p>
          </table:table-cell>
          <table:table-cell table:number-columns-repeated="18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Excel_5f_BuiltIn_5f_Comma" office:value-type="float" office:value="180" calcext:value-type="float">
            <text:p>180.00</text:p>
          </table:table-cell>
          <table:table-cell table:style-name="Excel_5f_BuiltIn_5f_Comma" office:value-type="float" office:value="261.1" calcext:value-type="float">
            <text:p>261.10</text:p>
          </table:table-cell>
          <table:table-cell table:style-name="Excel_5f_BuiltIn_5f_Comma" office:value-type="float" office:value="308" calcext:value-type="float">
            <text:p>308.00</text:p>
          </table:table-cell>
          <table:table-cell table:style-name="Excel_5f_BuiltIn_5f_Comma" office:value-type="float" office:value="370.2" calcext:value-type="float">
            <text:p>370.20</text:p>
          </table:table-cell>
          <table:table-cell table:style-name="Excel_5f_BuiltIn_5f_Comma" office:value-type="float" office:value="462.5" calcext:value-type="float">
            <text:p>462.50</text:p>
          </table:table-cell>
          <table:table-cell table:style-name="Excel_5f_BuiltIn_5f_Comma" office:value-type="float" office:value="543" calcext:value-type="float">
            <text:p>543.00</text:p>
          </table:table-cell>
          <table:table-cell table:style-name="Excel_5f_BuiltIn_5f_Comma" office:value-type="float" office:value="587.1" calcext:value-type="float">
            <text:p>587.10</text:p>
          </table:table-cell>
          <table:table-cell table:style-name="Excel_5f_BuiltIn_5f_Comma" office:value-type="float" office:value="661.8" calcext:value-type="float">
            <text:p>661.80</text:p>
          </table:table-cell>
          <table:table-cell table:style-name="Excel_5f_BuiltIn_5f_Comma" office:value-type="float" office:value="780" calcext:value-type="float">
            <text:p>780.00</text:p>
          </table:table-cell>
          <table:table-cell table:style-name="Excel_5f_BuiltIn_5f_Comma" office:value-type="float" office:value="1136.2" calcext:value-type="float">
            <text:p>1,136.20</text:p>
          </table:table-cell>
          <table:table-cell table:style-name="Excel_5f_BuiltIn_5f_Comma" office:value-type="float" office:value="528.9" calcext:value-type="float">
            <text:p>528.90</text:p>
          </table:table-cell>
          <table:table-cell table:number-columns-repeated="18"/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Normal_20_2" office:value-type="float" office:value="207.2" calcext:value-type="float">
            <text:p>207.2 </text:p>
          </table:table-cell>
          <table:table-cell table:style-name="Normal_20_2" office:value-type="float" office:value="265" calcext:value-type="float">
            <text:p>265 </text:p>
          </table:table-cell>
          <table:table-cell table:style-name="Normal_20_2" office:value-type="float" office:value="337.2" calcext:value-type="float">
            <text:p>337.2 </text:p>
          </table:table-cell>
          <table:table-cell table:style-name="Normal_20_2" office:value-type="float" office:value="424.2" calcext:value-type="float">
            <text:p>424.2 </text:p>
          </table:table-cell>
          <table:table-cell table:style-name="Normal_20_2" office:value-type="float" office:value="506.1" calcext:value-type="float">
            <text:p>506.1 </text:p>
          </table:table-cell>
          <table:table-cell table:style-name="Normal_20_2" office:value-type="float" office:value="553.3" calcext:value-type="float">
            <text:p>553.3 </text:p>
          </table:table-cell>
          <table:table-cell table:style-name="Normal_20_2" office:value-type="float" office:value="610.8" calcext:value-type="float">
            <text:p>610.8 </text:p>
          </table:table-cell>
          <table:table-cell table:style-name="Normal_20_2" office:value-type="float" office:value="701.7" calcext:value-type="float">
            <text:p>701.7 </text:p>
          </table:table-cell>
          <table:table-cell table:style-name="Normal_20_2" office:value-type="float" office:value="819.7" calcext:value-type="float">
            <text:p>819.7 </text:p>
          </table:table-cell>
          <table:table-cell table:style-name="Normal_20_2" office:value-type="float" office:value="1116.8" calcext:value-type="float">
            <text:p>1116.8 </text:p>
          </table:table-cell>
          <table:table-cell table:style-name="Normal_20_2" office:value-type="float" office:value="554.2" calcext:value-type="float">
            <text:p>554.2 </text:p>
          </table:table-cell>
          <table:table-cell table:number-columns-repeated="18"/>
        </table:table-row>
        <table:table-row table:style-name="ro2">
          <table:table-cell office:value-type="float" office:value="2018" calcext:value-type="float">
            <text:p>2018</text:p>
          </table:table-cell>
          <table:table-cell table:style-name="Excel_5f_BuiltIn_5f_Comma" office:value-type="float" office:value="212.8" calcext:value-type="float">
            <text:p>212.80</text:p>
          </table:table-cell>
          <table:table-cell table:style-name="Excel_5f_BuiltIn_5f_Comma" office:value-type="float" office:value="265.3" calcext:value-type="float">
            <text:p>265.30</text:p>
          </table:table-cell>
          <table:table-cell table:style-name="Excel_5f_BuiltIn_5f_Comma" office:value-type="float" office:value="356.7" calcext:value-type="float">
            <text:p>356.70</text:p>
          </table:table-cell>
          <table:table-cell table:style-name="Excel_5f_BuiltIn_5f_Comma" office:value-type="float" office:value="423.2" calcext:value-type="float">
            <text:p>423.20</text:p>
          </table:table-cell>
          <table:table-cell table:style-name="Excel_5f_BuiltIn_5f_Comma" office:value-type="float" office:value="486.3" calcext:value-type="float">
            <text:p>486.30</text:p>
          </table:table-cell>
          <table:table-cell table:style-name="Excel_5f_BuiltIn_5f_Comma" office:value-type="float" office:value="579.7" calcext:value-type="float">
            <text:p>579.70</text:p>
          </table:table-cell>
          <table:table-cell table:style-name="Excel_5f_BuiltIn_5f_Comma" office:value-type="float" office:value="642.7" calcext:value-type="float">
            <text:p>642.70</text:p>
          </table:table-cell>
          <table:table-cell table:style-name="Excel_5f_BuiltIn_5f_Comma" office:value-type="float" office:value="731.6" calcext:value-type="float">
            <text:p>731.60</text:p>
          </table:table-cell>
          <table:table-cell table:style-name="Excel_5f_BuiltIn_5f_Comma" office:value-type="float" office:value="826.5" calcext:value-type="float">
            <text:p>826.50</text:p>
          </table:table-cell>
          <table:table-cell table:style-name="Excel_5f_BuiltIn_5f_Comma" office:value-type="float" office:value="1233.8" calcext:value-type="float">
            <text:p>1,233.80</text:p>
          </table:table-cell>
          <table:table-cell table:style-name="Excel_5f_BuiltIn_5f_Comma" office:value-type="float" office:value="575.7" calcext:value-type="float">
            <text:p>575.70</text:p>
          </table:table-cell>
          <table:table-cell table:number-columns-repeated="18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omma_20_3" office:value-type="float" office:value="236.9" calcext:value-type="float">
            <text:p>236.90</text:p>
          </table:table-cell>
          <table:table-cell table:style-name="Comma_20_3" office:value-type="float" office:value="291.6" calcext:value-type="float">
            <text:p>291.60</text:p>
          </table:table-cell>
          <table:table-cell table:style-name="Comma_20_3" office:value-type="float" office:value="361.7" calcext:value-type="float">
            <text:p>361.70</text:p>
          </table:table-cell>
          <table:table-cell table:style-name="Comma_20_3" office:value-type="float" office:value="434.3" calcext:value-type="float">
            <text:p>434.30</text:p>
          </table:table-cell>
          <table:table-cell table:style-name="Comma_20_3" office:value-type="float" office:value="527.5" calcext:value-type="float">
            <text:p>527.50</text:p>
          </table:table-cell>
          <table:table-cell table:style-name="Comma_20_3" office:value-type="float" office:value="589" calcext:value-type="float">
            <text:p>589.00</text:p>
          </table:table-cell>
          <table:table-cell table:style-name="Comma_20_3" office:value-type="float" office:value="643.8" calcext:value-type="float">
            <text:p>643.80</text:p>
          </table:table-cell>
          <table:table-cell table:style-name="Comma_20_3" office:value-type="float" office:value="752.4" calcext:value-type="float">
            <text:p>752.40</text:p>
          </table:table-cell>
          <table:table-cell table:style-name="Comma_20_3" office:value-type="float" office:value="873.8" calcext:value-type="float">
            <text:p>873.80</text:p>
          </table:table-cell>
          <table:table-cell table:style-name="Comma_20_3" office:value-type="float" office:value="1209.4" calcext:value-type="float">
            <text:p>1,209.40</text:p>
          </table:table-cell>
          <table:table-cell table:style-name="Comma_20_3" office:value-type="float" office:value="592" calcext:value-type="float">
            <text:p>592.00</text:p>
          </table:table-cell>
          <table:table-cell table:number-columns-repeated="1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Excel_20_Built-in_20_Comma" office:value-type="float" office:value="244.9" calcext:value-type="float">
            <text:p>244.90</text:p>
          </table:table-cell>
          <table:table-cell table:style-name="Excel_20_Built-in_20_Comma" office:value-type="float" office:value="287.1" calcext:value-type="float">
            <text:p>287.10</text:p>
          </table:table-cell>
          <table:table-cell table:style-name="Excel_20_Built-in_20_Comma" office:value-type="float" office:value="363.2" calcext:value-type="float">
            <text:p>363.20</text:p>
          </table:table-cell>
          <table:table-cell table:style-name="Excel_20_Built-in_20_Comma" office:value-type="float" office:value="436" calcext:value-type="float">
            <text:p>436.00</text:p>
          </table:table-cell>
          <table:table-cell table:style-name="Excel_20_Built-in_20_Comma" office:value-type="float" office:value="515.1" calcext:value-type="float">
            <text:p>515.10</text:p>
          </table:table-cell>
          <table:table-cell table:style-name="Excel_20_Built-in_20_Comma" office:value-type="float" office:value="584.2" calcext:value-type="float">
            <text:p>584.20</text:p>
          </table:table-cell>
          <table:table-cell table:style-name="Excel_20_Built-in_20_Comma" office:value-type="float" office:value="650.5" calcext:value-type="float">
            <text:p>650.50</text:p>
          </table:table-cell>
          <table:table-cell table:style-name="Excel_20_Built-in_20_Comma" office:value-type="float" office:value="761.9" calcext:value-type="float">
            <text:p>761.90</text:p>
          </table:table-cell>
          <table:table-cell table:style-name="Excel_20_Built-in_20_Comma" office:value-type="float" office:value="837.2" calcext:value-type="float">
            <text:p>837.20</text:p>
          </table:table-cell>
          <table:table-cell table:style-name="Excel_20_Built-in_20_Comma" office:value-type="float" office:value="1199.5" calcext:value-type="float">
            <text:p>1,199.50</text:p>
          </table:table-cell>
          <table:table-cell table:style-name="Excel_20_Built-in_20_Comma" office:value-type="float" office:value="587.9" calcext:value-type="float">
            <text:p>587.90</text:p>
          </table:table-cell>
          <table:table-cell table:number-columns-repeated="18"/>
        </table:table-row>
        <table:table-row table:style-name="ro1" table:number-rows-repeated="8">
          <table:table-cell table:number-columns-repeated="30"/>
        </table:table-row>
        <table:table-row table:style-name="ro2">
          <table:table-cell/>
          <table:table-cell table:style-name="Excel_5f_BuiltIn_5f_Comma" table:number-columns-repeated="11"/>
          <table:table-cell/>
          <table:table-cell table:style-name="Excel_5f_BuiltIn_5f_Comma"/>
          <table:table-cell/>
          <table:table-cell table:style-name="Excel_5f_BuiltIn_5f_Comma"/>
          <table:table-cell/>
          <table:table-cell table:style-name="Excel_5f_BuiltIn_5f_Comma"/>
          <table:table-cell/>
          <table:table-cell table:style-name="Excel_5f_BuiltIn_5f_Comma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30">
      <number:number number:min-integer-digits="1"/>
      <number:text> </number:text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/>
      <number:text>0</number:text>
    </number:number-style>
    <number:number-style style:name="N133">
      <number:number number:decimal-places="0" loext:min-decimal-places="0" number:min-integer-digits="2" number:grouping="true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3" loext:min-decimal-places="3" number:min-integer-digits="1" number:grouping="true"/>
    </number:number-style>
    <number:number-style style:name="N136">
      <number:text>[</number:text>
      <number:number number:decimal-places="1" loext:min-decimal-places="1" number:min-integer-digits="1"/>
      <number:text>0]</number:text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38">
      <number:day number:style="long"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£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-</number:text>
    </number:number-style>
    <number:number-style style:name="N146">
      <number:text>[</number:text>
      <number:number number:decimal-places="1" loext:min-decimal-places="1" number:min-integer-digits="1"/>
      <number:text>0]</number:text>
    </number:number-style>
    <number:number-style style:name="N147">
      <number:text>[</number:text>
      <number:number number:decimal-places="0" loext:min-decimal-places="0" number:min-integer-digits="1"/>
      <number:text>]</number:text>
    </number:number-style>
    <number:number-style style:name="N148P0" style:volatile="true">
      <number:number number:decimal-places="1" loext:min-decimal-places="1" number:min-integer-digits="1" number:grouping="true"/>
    </number:number-style>
    <number:number-style style:name="N148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48P0"/>
    </number:number-style>
    <number:number-style style:name="N149">
      <number:number number:decimal-places="0" loext:min-decimal-places="0" number:min-integer-digits="2" number:grouping="true" number:display-factor="1000"/>
    </number:number-style>
    <number:number-style style:name="N150">
      <number:number number:decimal-places="1" loext:min-decimal-places="1" number:min-integer-digits="2" number:grouping="true" number:display-factor="1000"/>
    </number:number-style>
    <number:number-style style:name="N151">
      <number:number number:decimal-places="2" loext:min-decimal-places="2" number:min-integer-digits="2" number:grouping="true" number:display-factor="1000"/>
    </number:number-style>
    <number:number-style style:name="N152P0" style:volatile="true">
      <number:number number:decimal-places="3" loext:min-decimal-places="3" number:min-integer-digits="1" number:grouping="true"/>
    </number:number-style>
    <number:number-style style:name="N152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52P0"/>
    </number:number-style>
    <number:number-style style:name="N153">
      <number:number number:decimal-places="0" loext:min-decimal-places="0" number:min-integer-digits="1"/>
      <number:text>0</number:text>
    </number:number-style>
    <number:number-style style:name="N154">
      <number:number number:decimal-places="7" loext:min-decimal-places="7" number:min-integer-digits="1"/>
    </number:number-style>
    <number:number-style style:name="N155">
      <number:text>[</number:text>
      <number:number number:decimal-places="1" loext:min-decimal-places="1" number:min-integer-digits="1"/>
      <number:text>0~]</number:text>
    </number:number-style>
    <number:number-style style:name="N156">
      <number:number number:decimal-places="1" loext:min-decimal-places="1" number:min-integer-digits="1"/>
      <number:text>0~</number:text>
    </number:number-style>
    <number:number-style style:name="N157">
      <number:number number:decimal-places="1" loext:min-decimal-places="1" number:min-integer-digits="1" number:grouping="true"/>
    </number:number-style>
    <number:number-style style:name="N158">
      <number:number number:decimal-places="6" loext:min-decimal-places="6" number:min-integer-digits="1"/>
    </number:number-style>
    <number:number-style style:name="N159">
      <number:text>0~</number:text>
    </number:number-style>
    <number:number-style style:name="N160">
      <number:text>[</number:text>
      <number:number number:decimal-places="0" loext:min-decimal-places="0" number:min-integer-digits="1"/>
      <number:text>~]</number:text>
    </number:number-style>
    <number:number-style style:name="N161">
      <number:number number:decimal-places="0" loext:min-decimal-places="0" number:min-integer-digits="1" number:display-factor="1000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0" loext:min-decimal-places="0" number:min-integer-digits="0" number:display-factor="100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omma" style:display-name="Excel_BuiltIn_Comma" style:family="table-cell" style:parent-style-name="Default" style:data-style-name="N118">
      <style:table-cell-properties fo:padding="0.071cm"/>
    </style:style>
    <style:style style:name="Excel_20_Built-in_20_Comma" style:display-name="Excel Built-in Comma" style:family="table-cell" style:parent-style-name="Default" style:data-style-name="N118"/>
    <style:style style:name="Normal_20_2" style:display-name="Normal 2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1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4:33:50.478580681</meta:creation-date>
    <dc:date>2021-12-10T15:38:20.589746606</dc:date>
    <meta:editing-duration>PT43M24S</meta:editing-duration>
    <meta:editing-cycles>2</meta:editing-cycles>
    <meta:generator>LibreOffice/6.4.7.2$Linux_X86_64 LibreOffice_project/40$Build-2</meta:generator>
    <meta:document-statistic meta:table-count="1" meta:cell-count="2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88cm" xlink:href=".." xlink:type="simple" chart:class="chart:line" chart:style-name="ch1">
        <chart:legend chart:legend-position="end" svg:x="13.801cm" svg:y="4.195cm" style:legend-expansion="high" chart:style-name="ch2"/>
        <chart:plot-area chart:style-name="ch3" table:cell-range-address="Sheet1.L8:Sheet1.L27" svg:x="0.32cm" svg:y="0.179cm" svg:width="13.161cm" svg:height="8.63cm">
          <chartooo:coordinate-region svg:x="1.127cm" svg:y="0.378cm" svg:width="12.167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8:Sheet1.L27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.8">
                <text:p>338.8</text:p>
                <draw:g>
                  <svg:desc>Sheet1.L8:Sheet1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2715">
                <text:p>348.2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8.1252">
                <text:p>418.1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4.4268">
                <text:p>434.4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.5761">
                <text:p>367.5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8.3003">
                <text:p>378.3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.1633">
                <text:p>459.1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3.6">
                <text:p>47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3.6">
                <text:p>48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.3">
                <text:p>51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1.3">
                <text:p>53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.5">
                <text:p>46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8.9">
                <text:p>52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4.2">
                <text:p>55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5.7">
                <text:p>57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7.9">
                <text:p>58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